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AfterThrowingAdvice.AspectJAfterThrowingAdvice( Method aspectJBeforeAdviceMethod , AspectJExpressionPointcut pointcut , AspectInstanceFactory ai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fterThrowingAdvice.shouldInvokeOnThrowing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fterThrowingAdvice.invoke( MethodInvocation m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pectJAfterThrowingAdvice.isBefore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fterThrowingAdvice.is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fterThrowingAdvice.setThrowing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